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c89b8" officeooo:paragraph-rsid="001f21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o parte da nossa viagem matemática implemente a função fatorial (sem a chamada da biblioteca Math) com recursão. </text:p>
      <text:p text:style-name="P1"/>
      <text:p text:style-name="P1">Lembrando que o fatorial se calcula dessa forma: <text:a xlink:type="simple" xlink:href="https://pt.wikipedia.org/wiki/Fatorial" text:style-name="Internet_20_link" text:visited-style-name="Visited_20_Internet_20_Link">https://pt.wikipedia.org/wiki/Fatorial</text:a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7T13:48:39.122198488</meta:creation-date>
    <dc:date>2021-04-07T14:21:09.433300837</dc:date>
    <meta:editing-duration>PT27M42S</meta:editing-duration>
    <meta:editing-cycles>16</meta:editing-cycles>
    <meta:generator>LibreOffice/6.0.6.2$Linux_X86_64 LibreOffice_project/00m0$Build-2</meta:generator>
    <meta:document-statistic meta:table-count="0" meta:image-count="0" meta:object-count="0" meta:page-count="1" meta:paragraph-count="2" meta:word-count="27" meta:character-count="203" meta:non-whitespace-character-count="177"/>
  </office:meta>
</office:document-meta>
</file>